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entury Schoolbook L" svg:font-family="'Century Schoolbook L'"/>
    <style:font-face style:name="Courier 10 Pitch1" svg:font-family="'Courier 10 Pitch'" style:font-adornments="Negrita cursiva" style:font-pitch="fixed"/>
    <style:font-face style:name="Courier 10 Pitch" svg:font-family="'Courier 10 Pitch'" style:font-adornments="Predeterminado" style:font-pitch="fixed"/>
    <style:font-face style:name="Courier New" svg:font-family="'Courier New'" style:font-family-generic="modern" style:font-pitch="fixed"/>
    <style:font-face style:name="DejaVu Sans" svg:font-family="'DejaVu Sans'" style:font-pitch="variable"/>
    <style:font-face style:name="Century Schoolbook L1" svg:font-family="'Century Schoolbook L'" style:font-adornments="Negrita cursiva" style:font-family-generic="roman" style:font-pitch="variable"/>
    <style:font-face style:name="Arial" svg:font-family="Arial" style:font-family-generic="swiss" style:font-pitch="variable"/>
  </office:font-face-decls>
  <office:automatic-styles>
    <style:style style:name="P1" style:family="paragraph" style:parent-style-name="Inf_20_Autor">
      <style:paragraph-properties fo:text-align="end" style:justify-single-word="false"/>
    </style:style>
    <style:style style:name="P2" style:family="paragraph" style:parent-style-name="Inf_20_Licence">
      <style:paragraph-properties fo:text-align="start" style:justify-single-word="false"/>
    </style:style>
    <style:style style:name="P3" style:family="paragraph" style:parent-style-name="Inf_20_Advertencia">
      <style:paragraph-properties fo:margin-left="0cm" fo:margin-right="0cm" fo:text-indent="0cm" style:auto-text-indent="false"/>
    </style:style>
    <style:style style:name="P4" style:family="paragraph" style:parent-style-name="Inf_20_Title" style:master-page-name="Inf_20_Title"/>
    <style:style style:name="P5" style:family="paragraph" style:parent-style-name="Inf_20_Text_20_1" style:master-page-name="Inf_20_Licence"/>
    <style:style style:name="P6" style:family="paragraph" style:parent-style-name="Contents_20_Heading" style:master-page-name="Inf_20_Odd"/>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Contents_20_5">
      <style:paragraph-properties>
        <style:tab-stops>
          <style:tab-stop style:position="15.004cm" style:type="right" style:leader-style="dotted" style:leader-text="."/>
        </style:tab-stops>
      </style:paragraph-properties>
    </style:style>
    <style:style style:name="P12" style:family="paragraph" style:parent-style-name="Inf_20_Ini_20_Chap_20_1">
      <style:paragraph-properties fo:margin-left="0cm" fo:margin-right="0cm" fo:text-indent="0cm" style:auto-text-indent="false"/>
    </style:style>
    <style:style style:name="P13" style:family="paragraph" style:parent-style-name="Inf_20_Chapter">
      <style:paragraph-properties fo:break-before="page"/>
    </style:style>
    <style:style style:name="fr1" style:family="graphic" style:parent-style-name="Frame">
      <style:graphic-properties style:vertical-pos="bottom" style:vertical-rel="page-content" style:horizontal-pos="right" style:horizontal-rel="page-content" fo:background-color="transparent" style:background-transparency="100%" fo:padding="0cm" fo:border="none" style:shadow="none">
        <style:background-image/>
        <style:columns fo:column-count="0" fo:column-gap="0cm"/>
      </style:graphic-properties>
    </style:style>
    <style:style style:name="fr2" style:family="graphic" style:parent-style-name="Frame">
      <style:graphic-properties style:vertical-pos="bottom" style:vertical-rel="page-content" style:horizontal-pos="left" style:horizontal-rel="page-content" fo:background-color="transparent" style:background-transparency="100%" fo:padding="0cm" fo:border="none" style:shadow="none">
        <style:background-image/>
        <style:columns fo:column-count="0" fo:column-gap="0cm"/>
      </style:graphic-properties>
    </style:style>
    <style:style style:name="fr3" style:family="graphic" style:parent-style-name="Inf_20_Marco_20_Derecha">
      <style:graphic-properties style:vertical-pos="from-top" style:vertical-rel="page" style:horizontal-pos="left" style:horizontal-rel="page-end-margin"/>
    </style:style>
    <style:style style:name="fr4" style:family="graphic" style:parent-style-name="Inf_20_Marco_20_Derecha">
      <style:graphic-properties style:vertical-pos="from-top" style:vertical-rel="page" style:horizontal-pos="from-left" style:horizontal-rel="page"/>
    </style:style>
    <style:style style:name="fr5" style:family="graphic" style:parent-style-name="Inf_20_Marco_20_Izquierda">
      <style:graphic-properties style:horizontal-pos="left" style:horizontal-rel="page-start-margin"/>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style:num-suffix=".-"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37" number:automatic-order="true">
      <number:day number:style="long"/>
      <number:text>/</number:text>
      <number:month number:style="long"/>
      <number:text>/</number:text>
      <number:year/>
    </number:date-style>
  </office:automatic-styles>
  <office:body>
    <office:text>
      <office:forms form:automatic-focus="true" form:apply-design-mode="true"/>
      <text:variable-decls>
        <text:variable-decl office:value-type="string" text:name="SubTitulo"/>
        <text:variable-decl office:value-type="string" text:name="Autor"/>
        <text:variable-decl office:value-type="string" text:name="Organizacion"/>
        <text:variable-decl office:value-type="string" text:name="Licencia"/>
        <text:variable-decl office:value-type="string" text:name="Email"/>
        <text:variable-decl office:value-type="string" text:name="Titul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fo:min-width="2cm" draw:z-index="0">
        <draw:text-box fo:min-height="1.619cm">
          <text:p text:style-name="Inf_20_Autor"><text:variable-input text:name="Autor" text:description="Autor" office:value-type="string">Pablo Palazon</text:variable-input></text:p>
          <text:p text:style-name="Inf_20_Autor"><text:variable-input text:name="Email" text:description="E-mail" office:value-type="string">parobot@castillamancha.es</text:variable-input></text:p>
          <text:p text:style-name="Inf_20_Autor"><text:variable-input text:name="Organizacion" text:description="Organización" office:value-type="string">UCLM</text:variable-input></text:p>
          <text:p text:style-name="P1"><text:date style:data-style-name="N37" text:date-value="2006-10-20T01:48:48">20/10/06</text:date></text:p>
        </draw:text-box>
      </draw:frame>
      <draw:frame draw:style-name="fr2" draw:name="Marco2" text:anchor-type="page" text:anchor-page-number="2" fo:min-width="16.722cm" draw:z-index="1">
        <draw:text-box fo:min-height="5.6cm">
          <text:p text:style-name="Inf_20_Text_20_1">Date: <text:date style:data-style-name="N37" text:date-value="2006-10-20T01:48:48">20/10/06</text:date></text:p>
          <text:p text:style-name="Inf_20_Text_20_1">Number pages: <text:page-count style:num-format="1">6</text:page-count></text:p>
          <text:p text:style-name="Inf_20_Text_20_1">Author: <text:variable-get text:name="Autor" office:value-type="string">Pablo Palazon</text:variable-get></text:p>
          <text:p text:style-name="Inf_20_Text_20_1">Organization: <text:variable-get text:name="Organizacion" office:value-type="string">UCLM</text:variable-get></text:p>
          <text:p text:style-name="Inf_20_Text_20_1">E-mail: <text:variable-get text:name="Email" office:value-type="string">parobot@castillamancha.es</text:variable-get></text:p>
          <text:p text:style-name="Inf_20_Text_20_1"/>
          <text:p text:style-name="Inf_20_Text_20_1"/>
          <text:p text:style-name="P2"><text:text-input text:description="Licencia">Copyright (c)  2006  Pablo Palazon.
  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text-input></text:p>
        </draw:text-box>
      </draw:frame>
      <draw:frame draw:style-name="fr3" draw:name="Marco3" text:anchor-type="page" text:anchor-page-number="5" svg:y="9.426cm" svg:width="2cm" draw:z-index="2">
        <draw:text-box fo:min-height="1.378cm">
          <text:p text:style-name="P3">Warning: This is a warning</text:p>
        </draw:text-box>
      </draw:frame>
      <draw:frame draw:style-name="fr4" draw:name="Marco4" text:anchor-type="page" text:anchor-page-number="5" svg:x="18.371cm" svg:y="12.674cm" svg:width="2cm" draw:z-index="3">
        <draw:text-box fo:min-height="1.808cm">
          <text:p text:style-name="Inf_20_Resume_20_Text">This resume this paragraph is less word</text:p>
        </draw:text-box>
      </draw:frame>
      <draw:frame draw:style-name="fr4" draw:name="Marco5" text:anchor-type="page" text:anchor-page-number="5" svg:x="18.371cm" svg:y="20.029cm" svg:width="2cm" draw:z-index="4">
        <draw:text-box fo:min-height="2.152cm">
          <text:p text:style-name="Inf_20_Note">Note: This is a note, you advice, and more explication</text:p>
        </draw:text-box>
      </draw:frame>
      <draw:frame draw:style-name="fr5" draw:name="Marco6" text:anchor-type="page" text:anchor-page-number="6" svg:y="0cm" svg:width="2cm" draw:z-index="5">
        <draw:text-box fo:min-height="2cm">
          <text:p text:style-name="Inf_20_Note">Note: This is a note, you advice, and more explication</text:p>
        </draw:text-box>
      </draw:frame>
      <draw:frame draw:style-name="fr5" draw:name="Marco7" text:anchor-type="page" text:anchor-page-number="6" svg:y="0cm" svg:width="2cm" draw:z-index="6">
        <draw:text-box fo:min-height="2cm">
          <text:p text:style-name="Inf_20_Resume_20_Text">This resume this paragraph is less word</text:p>
        </draw:text-box>
      </draw:frame>
      <text:p text:style-name="P4"><text:variable-input text:name="Titulo" text:description="Titulo" office:value-type="string">Test Document</text:variable-input></text:p>
      <text:p text:style-name="Inf_20_SubTitle"><text:variable-input text:name="SubTitulo" text:description="SubTitulo" office:value-type="string">This is a test</text:variable-input></text:p>
      <text:p text:style-name="P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6">Índice de contenido</text:p>
          </text:index-title>
          <text:p text:style-name="P7">1.-A chapter<text:tab/>5</text:p>
          <text:p text:style-name="P8">1.1.-Now a section<text:tab/>5</text:p>
          <text:p text:style-name="P9">1.1.1.-More level section<text:tab/>5</text:p>
          <text:p text:style-name="P10">1.1.1.1.-This is the othe level<text:tab/>5</text:p>
          <text:p text:style-name="P11">1.1.1.1.1.-Last level<text:tab/>5</text:p>
          <text:p text:style-name="P9">1.1.2.-Change to other level<text:tab/>5</text:p>
          <text:p text:style-name="P8">1.2.-Two section<text:tab/>5</text:p>
        </text:index-body>
      </text:table-of-content>
      <text:p text:style-name="P12"/>
      <text:h text:style-name="Inf_20_Chapter" text:outline-level="1" text:is-list-header="true"/>
      <text:p text:style-name="Inf_20_Text_20_2"/>
      <text:h text:style-name="P13" text:outline-level="1">A chapter</text:h>
      <text:p text:style-name="Inf_20_Ini_20_Chap_20_1">This is a first paragraph for this chapter, and blablabla bla blabla blablablabla blabla bla blabla bla bla blabla blablablabla blabla bla blabla bla bla blabla blablablabla blabla bla blabla bla bla blabla blablablabla blabla bla blabla bla bla blabla blablablabla blabla bla blabla bla bla blabla blablablabla blabla bla blabla bla bla blabla blablablabla blabla bla blabla bla.</text:p>
      <text:p text:style-name="Inf_20_Text_20_1"/>
      <text:p text:style-name="Inf_20_Text_20_1">And this is the second paragrah, the format text's change is automatic. And <text:s/>bla blabla blablablabla blabla bla blabla bla bla blabla blablablabla blabla bla blabla bla bla blabla blablablabla blabla bla blabla bla bla blabla blablablabla blabla bla blabla bla.</text:p>
      <text:p text:style-name="Inf_20_Text_20_1"/>
      <text:h text:style-name="Inf_20_Section_20_1" text:outline-level="2">Now a section</text:h>
      <text:p text:style-name="Inf_20_Text_20_1">Y <text:s/>bla blabla blablablabla blabla bla blabla bla bla blabla blablablabla blabla bla blabla bla bla blabla blablablabla blabla bla blabla bla bla blabla blablablabla blabla bla blabla bla.</text:p>
      <text:p text:style-name="Inf_20_Text_20_1"/>
      <text:h text:style-name="Inf_20_Section_20_2" text:outline-level="3">More level section</text:h>
      <text:p text:style-name="Inf_20_Text_20_2">The are more level</text:p>
      <text:p text:style-name="Inf_20_Text_20_2"/>
      <text:h text:style-name="Inf_20_Section_20_3" text:outline-level="4">This is the othe level</text:h>
      <text:h text:style-name="Inf_20_Section_20_4" text:outline-level="5">Last level</text:h>
      <text:p text:style-name="Inf_20_Text_20_3">This the last level</text:p>
      <text:p text:style-name="Inf_20_Text_20_3"/>
      <text:h text:style-name="Inf_20_Section_20_2" text:outline-level="3">Change to other level</text:h>
      <text:p text:style-name="Inf_20_Text_20_2"/>
      <text:h text:style-name="Inf_20_Section_20_1" text:outline-level="2">Two section</text:h>
      <text:p text:style-name="Inf_20_Text_20_1">bla bla bla y bla bla bla bla bla bla y bla bla bla bla bla bla y bla bla bla bla bla bla y bla bla blabla bla bla y bla bla blabla bla bla y bla bla blabla bla bla y bla bla blabla bla bla y bla bla blabla bla bla y bla bla blabla bla bla y bla bla blabla bla bla y bla bla blabla bla bla y bla bla blabla bla bla y bla bla bla</text:p>
      <text:p text:style-name="Inf_20_Text_20_1"/>
      <text:p text:style-name="Inf_20_Text_20_1">bla bla bla y bla bla blabla bla bla y bla bla blabla bla bla y bla bla blabla bla bla y bla bla blabla bla bla y bla bla blabla bla bla y bla bla blabla bla bla y bla bla blabla bla bla y bla bla blabla bla bla y bla bla bla</text:p>
      <text:p text:style-name="Inf_20_Text_20_1">bla bla bla y bla bla blabla bla bla y bla bla blabla bla bla y bla bla blabla bla bla y bla bla blabla bla bla y bla bla blabla bla bla y bla bla blabla bla bla y bla bla blabla bla bla y bla bla blabla bla bla y bla bla bla</text:p>
      <text:p text:style-name="Inf_20_Text_20_1">bla bla bla y bla bla blabla bla bla y bla bla blabla bla bla y bla bla blabla bla bla y bla bla blabla bla bla y bla bla blabla bla bla y bla bla bla</text:p>
      <text:p text:style-name="Inf_20_Text_20_1"/>
      <text:p text:style-name="Inf_20_Shell">$ echo hola</text:p>
      <text:p text:style-name="Inf_20_Shell">hola</text:p>
      <text:p text:style-name="Inf_20_Shell">$ su</text:p>
      <text:p text:style-name="Inf_20_Shell">password:</text:p>
      <text:p text:style-name="Inf_20_Shell"># cat /etc/meloacabodeinventar/config</text:p>
      <text:p text:style-name="Inf_20_Text_20_1"/>
      <text:p text:style-name="Inf_20_Text_20_1">Now source</text:p>
      <text:p text:style-name="Inf_20_Text_20_1"/>
      <text:p text:style-name="Inf_20_Source">include &lt;stdio.h&gt;</text:p>
      <text:p text:style-name="Inf_20_Source"/>
      <text:p text:style-name="Inf_20_Source">int main()</text:p>
      <text:p text:style-name="Inf_20_Source">{</text:p>
      <text:p text:style-name="Inf_20_Source"><text:tab/>prinln("hello, world\n");</text:p>
      <text:p text:style-name="Inf_20_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entury Schoolbook L" svg:font-family="'Century Schoolbook L'"/>
    <style:font-face style:name="Courier 10 Pitch1" svg:font-family="'Courier 10 Pitch'" style:font-adornments="Negrita cursiva" style:font-pitch="fixed"/>
    <style:font-face style:name="Courier 10 Pitch" svg:font-family="'Courier 10 Pitch'" style:font-adornments="Predeterminado" style:font-pitch="fixed"/>
    <style:font-face style:name="Courier New" svg:font-family="'Courier New'" style:font-family-generic="modern" style:font-pitch="fixed"/>
    <style:font-face style:name="DejaVu Sans" svg:font-family="'DejaVu Sans'" style:font-pitch="variable"/>
    <style:font-face style:name="Century Schoolbook L1" svg:font-family="'Century Schoolbook L'" style:font-adornments="Negrita cursiva"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entury Schoolbook L" fo:font-size="12pt" fo:language="es"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text-properties style:font-name="Century Schoolbook 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Century Schoolbook L"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entury Schoolbook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f_20_Title" style:display-name="Inf Title" style:family="paragraph" style:parent-style-name="Subtitle" style:master-page-name="">
      <style:paragraph-properties fo:line-height="150%" fo:background-color="transparent" style:shadow="none">
        <style:tab-stops/>
        <style:drop-cap/>
        <style:background-image/>
      </style:paragraph-properties>
      <style:text-properties fo:font-variant="small-caps" style:font-name="Century Schoolbook L1" fo:font-size="24pt" fo:text-shadow="1pt 1pt" fo:font-weight="bold" style:font-weight-asian="normal" style:font-weight-complex="normal"/>
    </style:style>
    <style:style style:name="Inf_20_SubTitle" style:display-name="Inf SubTitle" style:family="paragraph" style:parent-style-name="Inf_20_Title" style:master-page-name="">
      <style:paragraph-properties fo:background-color="transparent">
        <style:background-image/>
      </style:paragraph-properties>
      <style:text-properties fo:font-variant="normal" fo:text-transform="none" fo:font-size="18pt" fo:font-style="normal" fo:text-shadow="none" fo:font-weight="normal" style:font-weight-asian="normal" style:font-weight-complex="normal"/>
    </style:style>
    <style:style style:name="Inf_20_Chapter" style:display-name="Inf Chapter" style:family="paragraph" style:next-style-name="Inf_20_Ini_20_Chap_20_1" style:auto-update="true" style:master-page-name="" style:default-outline-level="1">
      <style:paragraph-properties fo:margin-top="0cm" fo:margin-bottom="2cm" fo:text-align="start" style:justify-single-word="false" fo:background-color="transparent" style:shadow="none" text:number-lines="false" text:line-number="0">
        <style:tab-stops/>
        <style:background-image/>
      </style:paragraph-properties>
      <style:text-properties fo:font-variant="small-caps" fo:font-size="18pt" fo:font-weight="normal"/>
    </style:style>
    <style:style style:name="Inf_20_Section_20_1" style:display-name="Inf Section 1" style:family="paragraph" style:next-style-name="Inf_20_Text_20_1" style:master-page-name="" style:default-outline-level="2">
      <style:paragraph-properties fo:background-color="transparent" text:number-lines="true" text:line-number="0">
        <style:tab-stops/>
        <style:background-image/>
      </style:paragraph-properties>
      <style:text-properties fo:font-size="13pt" fo:font-weight="normal"/>
    </style:style>
    <style:style style:name="Inf_20_Section_20_2" style:display-name="Inf Section 2" style:family="paragraph" style:next-style-name="Inf_20_Text_20_2" style:default-outline-level="3">
      <style:text-properties fo:font-weight="normal"/>
    </style:style>
    <style:style style:name="Inf_20_Section_20_3" style:display-name="Inf Section 3" style:family="paragraph" style:next-style-name="Inf_20_Text_20_3" style:default-outline-level="4">
      <style:paragraph-properties fo:margin-top="0cm" fo:margin-bottom="0cm"/>
      <style:text-properties fo:font-size="11pt" fo:font-weight="normal"/>
    </style:style>
    <style:style style:name="Inf_20_Section_20_4" style:display-name="Inf Section 4" style:family="paragraph" style:next-style-name="Inf_20_Text_20_3" style:default-outline-level="5">
      <style:text-properties fo:font-size="10pt" fo:font-weight="normal"/>
    </style:style>
    <style:style style:name="Inf_20_Autor" style:display-name="Inf Autor" style:family="paragraph" style:master-page-name="">
      <style:paragraph-properties fo:text-align="end" style:justify-single-word="false" fo:background-color="transparent" style:shadow="none">
        <style:tab-stops/>
        <style:background-image/>
      </style:paragraph-properties>
      <style:text-properties fo:font-size="13pt" fo:font-style="italic" fo:font-weight="bold"/>
    </style:style>
    <style:style style:name="Inf_20_Ini_20_Chap_20_1" style:display-name="Inf Ini Chap 1" style:family="paragraph" style:next-style-name="Inf_20_Text_20_1" style:master-page-name="">
      <style:paragraph-properties fo:margin-left="0cm" fo:margin-right="0cm" fo:margin-top="0cm" fo:margin-bottom="0cm" fo:text-align="justify" style:justify-single-word="false" fo:keep-together="always" fo:text-indent="0cm" style:auto-text-indent="false" fo:background-color="transparent" style:shadow="none" fo:keep-with-next="always">
        <style:tab-stops/>
        <style:drop-cap style:lines="2"/>
        <style:background-image/>
      </style:paragraph-properties>
      <style:text-properties fo:font-size="12pt" fo:font-weight="normal"/>
    </style:style>
    <style:style style:name="Inf_20_Text_20_2" style:display-name="Inf Text 2" style:family="paragraph" style:master-page-name="">
      <style:paragraph-properties fo:text-align="justify" style:justify-single-word="false" fo:keep-together="always" fo:background-color="transparent" style:shadow="none">
        <style:background-image/>
      </style:paragraph-properties>
      <style:text-properties fo:font-size="11pt"/>
    </style:style>
    <style:style style:name="Inf_20_Text_20_3" style:display-name="Inf Text 3" style:family="paragraph" style:master-page-name="">
      <style:paragraph-properties fo:text-align="justify" style:justify-single-word="false" fo:keep-together="always" fo:background-color="transparent" style:shadow="none">
        <style:tab-stops/>
        <style:background-image/>
      </style:paragraph-properties>
      <style:text-properties fo:font-size="10pt" fo:font-weight="normal"/>
    </style:style>
    <style:style style:name="Inf_20_Source" style:display-name="Inf Source" style:family="paragraph" style:master-page-name="">
      <style:paragraph-properties fo:margin-top="0cm" fo:margin-bottom="0cm" fo:text-align="start" style:justify-single-word="false" fo:background-color="#cccccc" fo:padding="0.049cm" fo:border="0.018cm solid #000000" style:shadow="#000000 0.049cm 0.049cm">
        <style:tab-stops/>
        <style:background-image/>
      </style:paragraph-properties>
      <style:text-properties style:font-name="Courier 10 Pitch" fo:font-size="8pt" fo:language="none" fo:country="none" fo:font-weight="normal"/>
    </style:style>
    <style:style style:name="Inf_20_Shell" style:display-name="Inf Shell" style:family="paragraph" style:master-page-name="">
      <style:paragraph-properties fo:margin-top="0cm" fo:margin-bottom="0cm" fo:keep-together="auto" fo:background-color="#000000" style:shadow="none">
        <style:background-image/>
      </style:paragraph-properties>
      <style:text-properties fo:color="#00ff00" style:font-name="Courier 10 Pitch" fo:font-size="10pt"/>
    </style:style>
    <style:style style:name="Inf_20_Licence" style:display-name="Inf Licence" style:family="paragraph" style:master-page-name="">
      <style:paragraph-properties fo:text-align="start" style:justify-single-word="false" fo:break-after="page" fo:background-color="#ffff99" fo:padding="0.049cm" fo:border="0.018cm solid #000000" style:shadow="#808080 0.18cm 0.18cm">
        <style:tab-stops/>
        <style:background-image/>
      </style:paragraph-properties>
      <style:text-properties style:font-name="Courier 10 Pitch1" fo:font-size="10pt" fo:language="none" fo:country="none" fo:font-style="italic" fo:font-weight="normal"/>
    </style:style>
    <style:style style:name="Inf_20_Advertencia" style:display-name="Inf Advertencia" style:family="paragraph" style:master-page-name="">
      <style:paragraph-properties fo:margin-left="0.499cm" fo:margin-right="0cm" style:line-height-at-least="0cm" fo:text-align="center" style:justify-single-word="false" fo:text-indent="0cm" style:auto-text-indent="false" fo:background-color="#ff0000" fo:padding="0.049cm" fo:border="0.002cm solid #000000" style:shadow="#000000 0.049cm 0.049cm">
        <style:tab-stops/>
        <style:background-image/>
      </style:paragraph-properties>
      <style:text-properties fo:font-variant="normal" fo:text-transform="none" fo:font-size="10pt" fo:text-shadow="none" fo:font-weight="normal" style:font-weight-asian="normal" style:font-weight-complex="normal"/>
    </style:style>
    <style:style style:name="Inf_20_Note" style:display-name="Inf Note" style:family="paragraph" style:master-page-name="">
      <style:paragraph-properties fo:text-align="center" style:justify-single-word="false" fo:background-color="#ffb515">
        <style:tab-stops/>
        <style:background-image/>
      </style:paragraph-properties>
      <style:text-properties fo:font-size="9pt" fo:font-style="italic"/>
    </style:style>
    <style:style style:name="Inf_20_Text_20_1" style:display-name="Inf Text 1" style:family="paragraph" style:master-page-name="">
      <style:paragraph-properties fo:text-align="justify" style:justify-single-word="false" fo:keep-together="always" fo:background-color="transparent" style:shadow="none" fo:keep-with-next="auto">
        <style:tab-stops/>
        <style:background-image/>
      </style:paragraph-properties>
      <style:text-properties fo:font-weight="normal"/>
    </style:style>
    <style:style style:name="Inf_20_Resume_20_Text" style:display-name="Inf Resume Text" style:family="paragraph" style:master-page-name="">
      <style:paragraph-properties fo:background-color="transparent" style:shadow="none">
        <style:tab-stops/>
        <style:background-image/>
      </style:paragraph-properties>
      <style:text-properties fo:color="#0099ff" fo:font-size="10pt" fo:font-style="italic"/>
    </style:style>
    <style:style style:name="Caption_20_characters" style:display-name="Caption characters"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Inf_20_Marco_20_Derecha" style:display-name="Inf Marco Derecha" style:family="graphic">
      <style:graphic-properties svg:width="2cm" fo:min-height="2.401cm" text:anchor-type="page" svg:x="0cm" svg:y="0cm" fo:margin-left="0.3cm" fo:margin-right="0.499cm" style:wrap="parallel" style:number-wrapped-paragraphs="no-limit" style:wrap-contour="false" style:vertical-pos="from-top" style:vertical-rel="page-content" style:horizontal-pos="left" style:horizontal-rel="page-end-margin" fo:background-color="transparent" style:background-transparency="100%" style:shadow="none">
        <style:background-image/>
        <style:columns fo:column-count="0" fo:column-gap="0cm"/>
      </style:graphic-properties>
    </style:style>
    <style:style style:name="Inf_20_Marco_20_Izquierda" style:display-name="Inf Marco Izquierda" style:family="graphic">
      <style:graphic-properties svg:width="2cm" fo:min-height="2cm" text:anchor-type="page" svg:x="0cm" svg:y="0cm" fo:margin-left="0.499cm" fo:margin-right="0.199cm" style:wrap="none" style:vertical-pos="from-top" style:vertical-rel="page-content" style:horizontal-pos="left" style:horizontal-rel="page-start-margin" fo:background-color="transparent" style:background-transparency="100%" style:shadow="none">
        <style:background-image/>
        <style:columns fo:column-count="0" fo:column-gap="0cm"/>
      </style:graphic-properties>
    </style:style>
    <style:style style:name="Inf_20_Marco_20_Codigo_20_Shell" style:display-name="Inf Marco Codigo Shell" style:family="graphic" style:auto-update="true">
      <style:graphic-properties fo:min-width="2cm" fo:min-height="2cm" text:anchor-type="page" svg:x="0cm" svg:y="0cm" fo:margin-left="0.499cm" fo:margin-right="0.499cm" style:wrap="dynamic" style:number-wrapped-paragraphs="no-limit" style:wrap-contour="false" style:vertical-pos="middle" style:vertical-rel="page-content" style:horizontal-pos="left" style:horizontal-rel="page-content" fo:background-color="transparent" style:background-transparency="100%" style:shadow="none">
        <style:background-image/>
        <style:columns fo:column-count="0" fo:column-gap="0cm"/>
      </style:graphic-properties>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page-layout>
    <style:page-layout style:name="pm5" style:page-usage="left">
      <style:page-layout-properties fo:page-width="21.001cm" fo:page-height="29.7cm" style:num-format="1" style:print-orientation="portrait" fo:margin-top="2cm" fo:margin-bottom="2cm" fo:margin-left="3cm" fo:margin-right="1.499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6" style:page-usage="right">
      <style:page-layout-properties fo:page-width="21.001cm" fo:page-height="29.7cm" style:num-format="1" style:print-orientation="portrait" fo:margin-top="2cm" fo:margin-bottom="2cm" fo:margin-left="1.499cm" fo:margin-right="3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master-page style:name="First_20_Page" style:display-name="First Page" style:page-layout-name="pm2" style:next-style-name="Standard">
      <style:footer>
        <text:p text:style-name="Footer"/>
      </style:footer>
    </style:master-page>
    <style:master-page style:name="Index" style:page-layout-name="pm1"/>
    <style:master-page style:name="Inf_20_Title" style:display-name="Inf Title" style:page-layout-name="pm3" style:next-style-name="Inf_20_Licence"/>
    <style:master-page style:name="Inf_20_Licence" style:display-name="Inf Licence" style:page-layout-name="pm4">
      <style:header>
        <text:p text:style-name="Header"/>
      </style:header>
    </style:master-page>
    <style:master-page style:name="Inf_20_Odd" style:display-name="Inf Odd" style:page-layout-name="pm5" style:next-style-name="Inf_20_Even">
      <style:header>
        <text:p text:style-name="Header"/>
      </style:header>
      <style:header-left>
        <text:p text:style-name="Header_20_left"><text:page-number text:select-page="current">6</text:page-number><text:tab/><text:tab/><text:chapter text:display="name" text:outline-level="2">Two section</text:chapter></text:p>
      </style:header-left>
      <style:footer>
        <text:p text:style-name="Footer"><text:tab/><text:tab/><text:variable-get text:name="SubTitulo" office:value-type="string">This is a test</text:variable-get></text:p>
      </style:footer>
    </style:master-page>
    <style:master-page style:name="Inf_20_Even" style:display-name="Inf Even" style:page-layout-name="pm6" style:next-style-name="Inf_20_Odd">
      <style:header>
        <text:p text:style-name="P1"><text:chapter text:display="name" text:outline-level="1">A chapter</text:chapter><text:tab/><text:tab/><text:page-number text:select-page="current">6</text:page-number></text:p>
      </style:header>
      <style:footer>
        <text:p text:style-name="Footer"><text:variable-get text:name="Titulo" office:value-type="string">Test Document</text:variable-get></text:p>
      </style:footer>
    </style:master-page>
    <style:master-page style:name="Inf_20_TableOfContens" style:display-name="Inf TableOfContens" style:page-layout-name="pm7" style:next-style-name="Inf_20_Even">
      <style:header>
        <text:p text:style-name="Header"><text:tab/><text:tab/><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Pablo Palazón Sánchez</meta:initial-creator>
    <meta:creation-date>2006-10-20T01:24:35</meta:creation-date>
    <dc:creator>Pablo Palazón Sánchez</dc:creator>
    <dc:date>2006-10-20T01:48:48</dc:date>
    <dc:language>es-ES</dc:language>
    <meta:editing-cycles>5</meta:editing-cycles>
    <meta:editing-duration>PT24M14S</meta:editing-duration>
    <meta:template xlink:type="simple" xlink:actuate="onRequest" xlink:role="template" xlink:href="../../../../.openoffice.org2/user/template/CompDocTemplate.ott" xlink:title="CompDocTemplate" meta:date="2006-10-20T01:24:35"/>
    <meta:user-defined meta:name="Info 1"/>
    <meta:user-defined meta:name="Info 2"/>
    <meta:user-defined meta:name="Info 3"/>
    <meta:user-defined meta:name="Info 4"/>
    <meta:document-statistic meta:table-count="0" meta:image-count="0" meta:object-count="0" meta:page-count="6" meta:paragraph-count="57" meta:word-count="490" meta:character-count="2500"/>
  </office:meta>
</office:document-meta>
</file>